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 Dependenci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 Sven Nil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uff breaks often</text:p>
              </text:list-item>
              <text:list-item>
                <text:p>Everybody uses git</text:p>
              </text:list-item>
              <text:list-item>
                <text:p>Everybody can fork repositories</text:p>
              </text:list-item>
              <text:list-item>
                <text:p>Keeping track of versions is hard</text:p>
              </text:list-item>
              <text:list-item>
                <text:p>Keeping projects up to date is ha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ccessful buil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nd project by symlink</text:p>
              </text:list-item>
              <text:list-item>
                <text:p>Extract git commit number</text:p>
              </text:list-item>
              <text:list-item>
                <text:p>If git commit is online, store commit number in a `.successful-build`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successful buil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ook up commit numbers in `.successful-build`</text:p>
              </text:list-item>
              <text:list-item>
                <text:p>Create a `.deps` folder and clone projects from Github</text:p>
              </text:list-item>
              <text:list-item>
                <text:p>Build dependencies</text:p>
              </text:list-item>
              <text:list-item>
                <text:p>Symlink from `.deps` folder to target li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00:03:36.522211000</meta:creation-date>
    <dc:date>2014-04-23T00:36:11.596342000</dc:date>
    <meta:editing-duration>PT31M53S</meta:editing-duration>
    <meta:editing-cycles>3</meta:editing-cycles>
    <meta:generator>LibreOffice/4.1.4.2$MacOSX_x86 LibreOffice_project/0a0440ccc0227ad9829de5f46be37cfb6edcf72</meta:generator>
    <meta:document-statistic meta:object-count="37"/>
  </office:meta>
</office:document-meta>
</file>